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fcc85" officeooo:paragraph-rsid="000fcc85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DOCUMENTO DE ESPECIFICAÇÃO</text:p>
      <text:p text:style-name="P2"/>
      <text:p text:style-name="P2">HISTÓRICO DE REVISÃO</text:p>
      <text:p text:style-name="P2">SUMÁRIO</text:p>
      <text:p text:style-name="P2"/>
      <text:p text:style-name="P2">1. INTRODUÇÃO</text:p>
      <text:p text:style-name="P2"/>
      <text:p text:style-name="P2">O sistema desenvolvido foi criado para auxiliar em cálculos básicos. Ele resolvera de uma vez todas as operações básica em uma única vez. </text:p>
      <text:p text:style-name="P2"><text:tab/>ESCOPO</text:p>
      <text:p text:style-name="P2"><text:tab/>DESCRIÇÃO DOS STAKEHOLDERS</text:p>
      <text:p text:style-name="P3">As pessoas envolvidas <text:s/>sou eu Jaqueline e o meu cliente Jeferson..</text:p>
      <text:p text:style-name="P2"/>
      <text:p text:style-name="P2">2. DESCRIÇÃO GERAL</text:p>
      <text:p text:style-name="P2"><text:tab/>DESCRIÇÃO DO PÚBLICO-ALVO</text:p>
      <text:p text:style-name="P2"><text:tab/>RESTRIÇÕES</text:p>
      <text:p text:style-name="P2"/>
      <text:p text:style-name="P2">3. REQUISITOS</text:p>
      <text:p text:style-name="P2"><text:tab/>REQUISITOS FUNCIONAIS</text:p>
      <text:p text:style-name="P2"><text:tab/>REQUISITOS DE QUALIDADE</text:p>
      <text:p text:style-name="P2"/>
      <text:p text:style-name="P2">APÊNDICES</text:p>
      <text:p text:style-name="P2"><text:tab/>MODELOS</text:p>
      <text:p text:style-name="P2"><text:tab/>GLOSSÁRIO</text:p>
      <text:p text:style-name="P2"/>
      <text:p text:style-name="P2">ÍNDICE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01:26:24.793000000</dc:date>
    <meta:editing-duration>PT2M45S</meta:editing-duration>
    <meta:editing-cycles>1</meta:editing-cycles>
    <meta:document-statistic meta:table-count="0" meta:image-count="0" meta:object-count="0" meta:page-count="1" meta:paragraph-count="18" meta:word-count="65" meta:character-count="452" meta:non-whitespace-character-count="394"/>
    <meta:generator>LibreOffice/4.4.5.2$Windows_x86 LibreOffice_project/a22f674fd25a3b6f45bdebf25400ed2adff0ff99</meta:generator>
  </office:meta>
</office:document-meta>
</file>